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</office:automatic-styles>
  <office:body>
    <office:text text:use-soft-page-breaks="true">
      <text:p text:style-name="P1">1.git init</text:p>
      <text:p text:style-name="Normal">2.<text:s/>git status</text:p>
      <text:p text:style-name="Normal">3.<text:s/>git add .</text:p>
      <text:p text:style-name="Normal"><text:s text:c="4"/>git status</text:p>
      <text:p text:style-name="Normal"><text:s text:c="4"/>git diff HEAD</text:p>
      <text:p text:style-name="Normal">4.<text:s/>git commit -m "Ajout de burger.txt</text:p>
      <text:p text:style-name="Normal">5.<text:s/>git status</text:p>
      <text:p text:style-name="Normal">6.<text:s/>git log</text:p>
      <text:p text:style-name="Normal">7.<text:s/>git log<text:s/>–oneline</text:p>
      <text:p text:style-name="Normal">8.<text:s/>git add .</text:p>
      <text:p text:style-name="Normal"><text:s text:c="4"/>git commit -m "Ajout hot_dog.txt"</text:p>
      <text:p text:style-name="Normal"><text:s text:c="4"/>git add .</text:p>
      <text:p text:style-name="P2"><text:s text:c="4"/>git commit -m "ingredients hot_dog"<text:tab/></text:p>
      <text:p text:style-name="P3"><text:s text:c="4"/>git add .</text:p>
      <text:p text:style-name="P4"><text:s text:c="4"/>git commit -m "Ajout panini.txt"</text:p>
      <text:p text:style-name="P5"><text:s text:c="4"/>git add .</text:p>
      <text:p text:style-name="P6"><text:s text:c="4"/>git commit -m "ingredients panini"<text:s/></text:p>
      <text:p text:style-name="P7"><text:s text:c="4"/>git add "hot_dog.txt"</text:p>
      <text:p text:style-name="P8"><text:s text:c="4"/>git commit -m "modification ingredients hot_dog"</text:p>
      <text:p text:style-name="P9">9.<text:s/>git log<text:s/>–oneline</text:p>
      <text:p text:style-name="P10">10.<text:s/>git reset panini.txt</text:p>
      <text:p text:style-name="P11"><text:s text:c="7"/>git status</text:p>
      <text:p text:style-name="Normal"><text:span text:style-name="T12">11.</text:span><text:s/><text:span text:style-name="T13">git checkout panini.txt</text:span></text:p>
      <text:p text:style-name="P14"><text:s text:c="8"/>git status<text:s/></text:p>
      <text:p text:style-name="P15">12.<text:s/>git log<text:s/>–oneline</text:p>
      <text:p text:style-name="P16"><text:s text:c="7"/>git checkout d68d654</text:p>
      <text:p text:style-name="P17"><text:s text:c="7"/>git status</text:p>
      <text:p text:style-name="P18">13.<text:s/>git log<text:s/>–oneline</text:p>
      <text:p text:style-name="P19"><text:s text:c="9"/>git log --oneline<text:s/>–all</text:p>
      <text:p text:style-name="Normal"><text:span text:style-name="T20">14.</text:span><text:s/><text:span text:style-name="T21">git checkout master</text:span></text:p>
      <text:p text:style-name="P22"><text:s text:c="8"/>git status</text:p>
      <text:p text:style-name="Normal"><text:span text:style-name="T23">15.</text:span><text:s/><text:span text:style-name="T24">git branch branche1</text:span></text:p>
      <text:p text:style-name="P25"><text:s text:c="7"/>git branch branche1</text:p>
      <text:p text:style-name="P26"><text:s text:c="7"/>git checkout master</text:p>
      <text:p text:style-name="P27"><text:s text:c="7"/>git merge branche1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EKHLEF AYA</meta:initial-creator>
    <dc:creator>YEKHLEF AYA</dc:creator>
    <meta:creation-date>2024-01-17T20:35:00Z</meta:creation-date>
    <dc:date>2024-01-17T21:04:00Z</dc:date>
    <meta:template xlink:href="Normal" xlink:type="simple"/>
    <meta:editing-cycles>3</meta:editing-cycles>
    <meta:editing-duration>PT1740S</meta:editing-duration>
    <meta:document-statistic meta:page-count="1" meta:paragraph-count="1" meta:word-count="126" meta:character-count="823" meta:row-count="5" meta:non-whitespace-character-count="698"/>
  </office:meta>
</office:document-meta>
</file>